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KIPI-Plugins Project Lead Tasks for 1.0.0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2" office:value-type="string">
            <text:p>Plugins</text:p>
          </table:table-cell>
          <table:table-cell/>
          <table:table-cell table:style-name="ce2" office:value-type="string">
            <text:p>kipitooliface port</text:p>
          </table:table-cell>
          <table:table-cell table:number-columns-repeated="2"/>
          <table:table-cell table:style-name="ce2" office:value-type="string">
            <text:p>KipiAkonadiIface port 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FlickrExpor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TO CHECK</text:p>
          </table:table-cell>
        </table:table-row>
        <table:table-row table:style-name="ro2">
          <table:table-cell office:value-type="string">
            <text:p>Facebook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TO CHECK</text:p>
          </table:table-cell>
        </table:table-row>
        <table:table-row table:style-name="ro2">
          <table:table-cell office:value-type="string">
            <text:p>Smug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TO CHECK</text:p>
          </table:table-cell>
        </table:table-row>
        <table:table-row table:style-name="ro2">
          <table:table-cell office:value-type="string">
            <text:p>KIOExpor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</table:table-row>
        <table:table-row table:style-name="ro2">
          <table:table-cell office:value-type="string">
            <text:p>GalleryExpor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TO CHECK</text:p>
          </table:table-cell>
        </table:table-row>
        <table:table-row table:style-name="ro2">
          <table:table-cell office:value-type="string">
            <text:p>PicasaWebExpor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TO CHECK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2">
          <table:table-cell office:value-type="string">
            <text:p>KipiToolIface : interface to integrate plugins widgets in kipi host application without to use a separate dialog. Remote folder are browsable and settings hostable in host gui as well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KipiAkonadiIface : interface to use Akonadi API to control remote computer contents.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01/10/2009</text:date>, <text:time>18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1T17:52:07</meta:creation-date>
    <dc:date>2009-10-01T18:02:29</dc:date>
    <meta:editing-duration>PT00H10M23S</meta:editing-duration>
    <meta:editing-cycles>1</meta:editing-cycles>
    <meta:document-statistic meta:table-count="3" meta:cell-count="24" meta:object-count="0"/>
    <meta:generator>OpenOffice.org/3.0$Linux OpenOffice.org_project/300m15$Build-9379</meta:generator>
  </office:meta>
</office:document-meta>
</file>